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size="16pt" style:font-size-asian="16pt" style:font-size-complex="16pt"/>
    </style:style>
    <style:style style:name="P2" style:parent-style-name="ListParagraph" style:list-style-name="LFO1" style:family="paragraph">
      <style:text-properties style:font-name="Times New Roman" style:font-name-complex="Times New Roman" fo:font-size="12pt" style:font-size-asian="12pt" style:font-size-complex="12pt"/>
    </style:style>
    <style:style style:name="P3" style:parent-style-name="ListParagraph" style:list-style-name="LFO1" style:family="paragraph">
      <style:text-properties style:font-name="Times New Roman" style:font-name-complex="Times New Roman" fo:font-size="12pt" style:font-size-asian="12pt" style:font-size-complex="12pt"/>
    </style:style>
    <style:style style:name="P4" style:parent-style-name="ListParagraph" style:list-style-name="LFO1" style:family="paragraph">
      <style:text-properties style:font-name="Times New Roman" style:font-name-complex="Times New Roman" fo:font-size="12pt" style:font-size-asian="12pt" style:font-size-complex="12pt"/>
    </style:style>
    <style:style style:name="P5" style:parent-style-name="ListParagraph" style:list-style-name="LFO1" style:family="paragraph"/>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Web Application and Services Report</text:p>
      <text:list text:style-name="LFO1" text:continue-numbering="true">
        <text:list-item>
          <text:p text:style-name="P2">The design chosen for this project uses xhtml pages for the presentation layer. Users follow these pages to navigate from index to login and then to their transactions and notifications, so as admins. All the content that requires display upon interaction takes place on these pages as well. Therefore, this is the tier that the users directly interact<text:s/>through a web browser to instruct the application.<text:s/>The application layer is handled by the Java code<text:s/>supplied through Enterprise JavaBeans and<text:s/>Java Server Faces. These allow the user to instruct the application to execute its functionality such as making a payment or requesting money from another user through their interaction with the web browser.<text:s/>Finally, the data layer of the project is handled by Java Persistence API and<text:s/>Entities.<text:s/>The information is held within the Java Databases, structured by the entities. Operations executed on the database are handled by Entity Manager, controlling the user’s interaction with the database.<text:s/>As for the model-view-controller software pattern,<text:s/>xhtml pages act as both view and controller, as the user sees and uses only through the web browser. However, they only go as far as communicating instructions to the application layer.<text:s/>So, xhtml pages and Java Server Faces can be counted as the view of the software. Controller would be the Enterprise JavaBeans, as they interact with the database and create data for the view, to be passed to Java Server Faces, then to be displayed on the browser. Finally, model would be the database, which is structured through Entities.</text:p>
        </text:list-item>
        <text:list-item>
          <text:p text:style-name="P3">The security of the application is based on<text:s/>JDBC Realm. The transport of information is confidential, using HTTPS connection to send the data. HTTPS makes the transmission secure, but it is not as fast as HTTP. The data transmitted is stored in a Java database. Another option is to use a file for the storage of<text:s/>user data. Using an external file is a security weakness. Moreover, a database allows the storage of extra personal information as well as the ease of users registering. As an extra security measure, user passwords are being encrypted with SHA-256 hash function. The overall weakness of these options is the slower speed, but they strengthen the security of stored information.</text:p>
        </text:list-item>
        <text:list-item>
          <text:p text:style-name="P4">The design relies on<text:s/>a dedicated single server. This makes the design vulnerable to single point of failure. The project can be extended to be hosted on a cloud server rather than a web server. Extending the project to a cloud environment would cause the application to run on remote locations rather than a single location, compensating the failure of a single location.</text:p>
        </text:list-item>
        <text:list-item>
          <text:p text:style-name="P5"><text:span text:style-name="T6">The system uses transactions to secure the integrity of the data. However, to handle concurrent users accessing functionality and data,<text:s/></text:span><text:span text:style-name="T7">a version attribute belonging to persistence can be added to entities to use an optimistic lock to create an optimistic concurrency control over the data. Reading and updating the version only when an entity instance is modified during a transaction can create an extra control over the integrity of an entity as an application might read the version field, but not modifying it until it is made sure that there is no concurrenc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20-05-06T04:24:00Z</meta:creation-date>
    <dc:date>2020-05-06T07:42:00Z</dc:date>
    <meta:template xlink:href="Normal.dotm" xlink:type="simple"/>
    <meta:editing-cycles>2</meta:editing-cycles>
    <meta:editing-duration>PT11880S</meta:editing-duration>
    <meta:document-statistic meta:page-count="1" meta:paragraph-count="6" meta:word-count="482" meta:character-count="3230" meta:row-count="22" meta:non-whitespace-character-count="2754"/>
  </office:meta>
</office:document-meta>
</file>